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line-height="200%" fo:text-align="start" style:justify-single-word="false"/>
    </style:style>
    <style:style style:name="P7" style:family="paragraph" style:parent-style-name="Standard">
      <style:paragraph-properties fo:line-height="200%" fo:text-align="start" style:justify-single-word="false"/>
    </style:style>
    <style:style style:name="P8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eveland Express</text:p>
      <text:p text:style-name="P4">Real-Time Embedded Systems</text:p>
      <text:p text:style-name="P4">Dr. McCormick</text:p>
      <text:p text:style-name="P4">May 9, 2011</text:p>
      <text:p text:style-name="P4">Author: Elliot Schmitt</text:p>
      <text:p text:style-name="P3">-----------------------------------------------------------------------------------</text:p>
      <text:p text:style-name="P3"/>
      <text:p text:style-name="P2">DAC Test Plan</text:p>
      <text:p text:style-name="P3">-----------------------------------------------------------------------------------</text:p>
      <text:p text:style-name="P3"/>
      <text:p text:style-name="P5"/>
      <text:p text:style-name="P1">Run the Test Program “dac_test.adb”</text:p>
      <text:p text:style-name="P1"/>
      <text:p text:style-name="P1">Test 1</text:p>
      <text:p text:style-name="P6">Purpose: Test the voltage written the channels on the DAC</text:p>
      <text:p text:style-name="P6">Input: Enter channel 0 and voltage 0.</text:p>
      <text:p text:style-name="P6">Expected Output: Channel 0 is set to 0 volts</text:p>
      <text:p text:style-name="P1">Test 2</text:p>
      <text:p text:style-name="P6">Purpose: Test the voltage written the channels on the DAC</text:p>
      <text:p text:style-name="P6">Input: Enter channel 5 and voltage 5.</text:p>
      <text:p text:style-name="P6">Expected Output: Channel 5 is set to 5 volts</text:p>
      <text:p text:style-name="P1">Test 3</text:p>
      <text:p text:style-name="P6">Purpose: Test the voltage written the channels on the DAC</text:p>
      <text:p text:style-name="P6">Input: Enter channel 3 and voltage 3.</text:p>
      <text:p text:style-name="P6">Expected Output: Channel 3 is set to 3 volts</text:p>
      <text:p text:style-name="P6"/>
      <text:p text:style-name="P1"><text:soft-page-break/>Test 4</text:p>
      <text:p text:style-name="P6">Purpose: Test the voltage written the channels on the DAC</text:p>
      <text:p text:style-name="P6">Input: Enter channel 4 and voltage 0.</text:p>
      <text:p text:style-name="P6">Expected Output: Channel 4 is set to 0 volts</text:p>
      <text:p text:style-name="P1">Test 5</text:p>
      <text:p text:style-name="P6">Purpose: Test the voltage written the channels on the DAC</text:p>
      <text:p text:style-name="P6">Input: Enter channel 2 and voltage 5.</text:p>
      <text:p text:style-name="P6">Expected Output: Channel 2 is set to 5 volts</text:p>
      <text:p text:style-name="P1">Test 6</text:p>
      <text:p text:style-name="P6">Purpose: Test the voltage written the channels on the DAC</text:p>
      <text:p text:style-name="P6">Input: Enter channel 1 and voltage 3.</text:p>
      <text:p text:style-name="P6">Expected Output: Channel 1 is set to 3 vo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w Schutt</meta:initial-creator>
    <meta:creation-date>2011-03-29T18:00:58</meta:creation-date>
    <dc:creator>Elliot Schmitt</dc:creator>
    <dc:date>2011-05-09T23:13:13</dc:date>
    <meta:editing-cycles>14</meta:editing-cycles>
    <meta:editing-duration>PT2H5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191" meta:character-count="1167"/>
  </office:meta>
</office:document-meta>
</file>